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0.7866in" fo:break-before="auto" style:use-optimal-row-height="true"/>
    </style:style>
    <style:style style:name="ro5" style:family="table-row">
      <style:table-row-properties style:row-height="1.0953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5"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0"/>
        </table:table-row>
        <table:table-row table:style-name="ro4">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0"/>
        </table:table-row>
        <table:table-row table:style-name="ro5">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0"/>
        </table:table-row>
        <table:table-row table:style-name="ro5">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0"/>
        </table:table-row>
        <table:table-row table:style-name="ro6">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7"/>
        </table:table-row>
        <table:table-row table:style-name="ro6">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4">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4">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4">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4">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4">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4">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4">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4">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0"/>
        </table:table-row>
        <table:table-row table:style-name="ro4">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4">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5">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4">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5">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4">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4">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4">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4">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4">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4">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8">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0"/>
        </table:table-row>
        <table:table-row table:style-name="ro3">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8">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0"/>
        </table:table-row>
        <table:table-row table:style-name="ro5">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5">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4">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4">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4">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4">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1">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0"/>
        </table:table-row>
        <table:table-row table:style-name="ro6">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5">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4">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6">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4">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4">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4">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5">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5">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5">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6">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6">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5">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5">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5">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6">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6">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6">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5">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5">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5">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4">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4">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4">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3">
          <table:table-cell office:value-type="string" calcext:value-type="string">
            <text:p>WTR224</text:p>
          </table:table-cell>
          <table:table-cell office:value-type="string" calcext:value-type="string">
            <text:p>WTR</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text:p>
          </table:table-cell>
          <table:table-cell office:value-type="string" calcext:value-type="string">
            <text:p>https://storage.googleapis.com/fabmaster/media/images/WTR_224.width-450.png - WTR224 – A, https://storage.googleapis.com/fabmaster/media/images/U-WTR224.width-450.png - WTR224 – U</text:p>
          </table:table-cell>
          <table:table-cell table:number-columns-repeated="1000"/>
        </table:table-row>
        <table:table-row table:style-name="ro3">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1">
          <table:table-cell office:value-type="string" calcext:value-type="string">
            <text:p>ARC001</text:p>
          </table:table-cell>
          <table:table-cell office:value-type="string" calcext:value-type="string">
            <text:p>ARC</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4"/>
          <table:table-cell office:value-type="string" calcext:value-type="string">
            <text:p>https://storage.googleapis.com/fabmaster/media/images/ARC1.width-450.png – ARC001 – F, https://storage.googleapis.com/fabmaster/media/images/U-ARC1.width-450.png - ARC001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text:p>
          </table:table-cell>
          <table:table-cell office:value-type="string" calcext:value-type="string">
            <text:p>ARC</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https://storage.googleapis.com/fabmaster/media/images/ARC3.width-450.png – ARC003 – F, https://storage.googleapis.com/fabmaster/media/images/U-ARC3.width-450.png - ARC003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6">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4">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5">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5">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5">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5">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6">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5">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5">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5">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6">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6">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6">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5">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6">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5">
          <table:table-cell office:value-type="string" calcext:value-type="string">
            <text:p>ARC038</text:p>
          </table:table-cell>
          <table:table-cell office:value-type="string" calcext:value-type="string">
            <text:p>ARC</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number-columns-repeated="2"/>
          <table:table-cell office:value-type="string" calcext:value-type="string">
            <text:p>https://storage.googleapis.com/fabmaster/media/images/ARC38.width-450.png – ARC038 – F, https://storage.googleapis.com/fabmaster/media/images/U-ARC38.width-450.png - ARC038 – U</text:p>
          </table:table-cell>
          <table:table-cell/>
          <table:table-cell table:style-name="ce11"/>
          <table:table-cell table:number-columns-repeated="998"/>
        </table:table-row>
        <table:table-row table:style-name="ro5">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4"/>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8">
          <table:table-cell office:value-type="string" calcext:value-type="string">
            <text:p>ARC040</text:p>
          </table:table-cell>
          <table:table-cell office:value-type="string" calcext:value-type="string">
            <text:p>ARC</text:p>
          </table:table-cell>
          <table:table-cell office:value-type="string" calcext:value-type="string">
            <text:p>Death Dealer</text:p>
          </table:table-cell>
          <table:table-cell table:style-name="ce5" table:number-columns-repeated="6"/>
          <table:table-cell table:style-name="ce5" office:value-type="string" calcext:value-type="string">
            <text:p>T</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4"/>
          <table:table-cell office:value-type="string" calcext:value-type="string">
            <text:p>https://storage.googleapis.com/fabmaster/media/images/ARC40.width-450.png – ARC040 – F, https://storage.googleapis.com/fabmaster/media/images/U-ARC40.width-450.png - ARC040 – U</text:p>
          </table:table-cell>
          <table:table-cell/>
          <table:table-cell table:style-name="ce11"/>
          <table:table-cell table:number-columns-repeated="998"/>
        </table:table-row>
        <table:table-row table:style-name="ro6">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4"/>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4"/>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3">**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5">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5">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5">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6">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6">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6">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4">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4">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4">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4">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4">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4">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5">
          <table:table-cell office:value-type="string" calcext:value-type="string">
            <text:p>ARC075</text:p>
          </table:table-cell>
          <table:table-cell office:value-type="string" calcext:value-type="string">
            <text:p>ARC</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4"/>
          <table:table-cell office:value-type="string" calcext:value-type="string">
            <text:p>https://storage.googleapis.com/fabmaster/media/images/ARC75.width-450.png – ARC075 – F, https://storage.googleapis.com/fabmaster/media/images/U-ARC75.width-450.png - ARC075 – U</text:p>
          </table:table-cell>
          <table:table-cell/>
          <table:table-cell table:style-name="ce11"/>
          <table:table-cell table:number-columns-repeated="998"/>
        </table:table-row>
        <table:table-row table:style-name="ro5">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 Young</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text:p>
          </table:table-cell>
          <table:table-cell office:value-type="string" calcext:value-type="string">
            <text:p>ARC</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https://storage.googleapis.com/fabmaster/media/images/ARC77.width-450.png – ARC077 – F, https://storage.googleapis.com/fabmaster/media/images/U-ARC77.width-450.png - ARC077 – U</text:p>
          </table:table-cell>
          <table:table-cell/>
          <table:table-cell table:style-name="ce11"/>
          <table:table-cell table:number-columns-repeated="998"/>
        </table:table-row>
        <table:table-row table:style-name="ro6">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text:p>
          </table:table-cell>
          <table:table-cell office:value-type="string" calcext:value-type="string">
            <text:p>Action</text:p>
          </table:table-cell>
          <table:table-cell table:number-columns-repeated="3"/>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Specialization, Dominate</text:p>
          </table:table-cell>
          <table:table-cell table:number-columns-repeated="4"/>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4">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5"/>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Specialization, Go again</text:p>
          </table:table-cell>
          <table:table-cell table:number-columns-repeated="4"/>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4">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4">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4">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4">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5">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5">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5">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998"/>
        </table:table-row>
        <table:table-row table:style-name="ro4">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998"/>
        </table:table-row>
        <table:table-row table:style-name="ro4">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998"/>
        </table:table-row>
        <table:table-row table:style-name="ro3">
          <table:table-cell office:value-type="string" calcext:value-type="string">
            <text:p>ARC112</text:p>
          </table:table-cell>
          <table:table-cell office:value-type="string" calcext:value-type="string">
            <text:p>ARC</text:p>
          </table:table-cell>
          <table:table-cell office:value-type="string" calcext:value-type="string">
            <text:p>Runechant</text:p>
          </table:table-cell>
          <table:table-cell table:number-columns-repeated="6"/>
          <table:table-cell office:value-type="string" calcext:value-type="string">
            <text:p>T</text:p>
          </table:table-cell>
          <table:table-cell office:value-type="string" calcext:value-type="string">
            <text:p>Runeblade, Token, Aura</text:p>
          </table:table-cell>
          <table:table-cell table:number-columns-repeated="5"/>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https://storage.googleapis.com/fabmaster/media/images/ARC112.width-450.png – ARC11212 – F, https://storage.googleapis.com/fabmaster/media/images/U-ARC112.width-450.png - ARC11212 – U</text:p>
          </table:table-cell>
          <table:table-cell/>
          <table:table-cell table:style-name="ce11"/>
          <table:table-cell table:number-columns-repeated="998"/>
        </table:table-row>
        <table:table-row table:style-name="ro1">
          <table:table-cell office:value-type="string" calcext:value-type="string">
            <text:p>ARC113</text:p>
          </table:table-cell>
          <table:table-cell office:value-type="string" calcext:value-type="string">
            <text:p>ARC</text:p>
          </table:table-cell>
          <table:table-cell office:value-type="string" calcext:value-type="string">
            <text:p>Kano, Dracai of Aether</text:p>
          </table:table-cell>
          <table:table-cell table:number-columns-repeated="20"/>
          <table:table-cell office:value-type="string" calcext:value-type="string">
            <text:p>https://storage.googleapis.com/fabmaster/media/images/ARC113.width-450.png – ARC11313 – F, https://storage.googleapis.com/fabmaster/media/images/U-ARC113.width-450.png - ARC11313 – U</text:p>
          </table:table-cell>
          <table:table-cell/>
          <table:table-cell table:style-name="ce11"/>
          <table:table-cell table:number-columns-repeated="998"/>
        </table:table-row>
        <table:table-row table:style-name="ro1">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20"/>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998"/>
        </table:table-row>
        <table:table-row table:style-name="ro1">
          <table:table-cell office:value-type="string" calcext:value-type="string">
            <text:p>ARC115</text:p>
          </table:table-cell>
          <table:table-cell office:value-type="string" calcext:value-type="string">
            <text:p>ARC</text:p>
          </table:table-cell>
          <table:table-cell office:value-type="string" calcext:value-type="string">
            <text:p>Crucible of Aetherweave</text:p>
          </table:table-cell>
          <table:table-cell table:number-columns-repeated="20"/>
          <table:table-cell office:value-type="string" calcext:value-type="string">
            <text:p>https://storage.googleapis.com/fabmaster/media/images/ARC115.width-450.png – ARC11515 – F, https://storage.googleapis.com/fabmaster/media/images/U-ARC115.width-450.png - ARC11515 – U</text:p>
          </table:table-cell>
          <table:table-cell/>
          <table:table-cell table:style-name="ce11"/>
          <table:table-cell table:number-columns-repeated="998"/>
        </table:table-row>
        <table:table-row table:style-name="ro1">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20"/>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998"/>
        </table:table-row>
        <table:table-row table:style-name="ro1">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20"/>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998"/>
        </table:table-row>
        <table:table-row table:style-name="ro1">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table:number-columns-repeated="20"/>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998"/>
        </table:table-row>
        <table:table-row table:style-name="ro1">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0"/>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998"/>
        </table:table-row>
        <table:table-row table:style-name="ro1">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table:number-columns-repeated="20"/>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998"/>
        </table:table-row>
        <table:table-row table:style-name="ro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table:number-columns-repeated="20"/>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998"/>
        </table:table-row>
        <table:table-row table:style-name="ro1">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table:number-columns-repeated="20"/>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0"/>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table:number-columns-repeated="20"/>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table:number-columns-repeated="20"/>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998"/>
        </table:table-row>
        <table:table-row table:style-name="ro1">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table:number-columns-repeated="20"/>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998"/>
        </table:table-row>
        <table:table-row table:style-name="ro1">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0"/>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998"/>
        </table:table-row>
        <table:table-row table:style-name="ro1">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table:number-columns-repeated="20"/>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998"/>
        </table:table-row>
        <table:table-row table:style-name="ro1">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table:number-columns-repeated="20"/>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998"/>
        </table:table-row>
        <table:table-row table:style-name="ro1">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0"/>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998"/>
        </table:table-row>
        <table:table-row table:style-name="ro1">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table:number-columns-repeated="20"/>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998"/>
        </table:table-row>
        <table:table-row table:style-name="ro1">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0"/>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998"/>
        </table:table-row>
        <table:table-row table:style-name="ro1">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table:number-columns-repeated="20"/>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998"/>
        </table:table-row>
        <table:table-row table:style-name="ro1">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table:number-columns-repeated="20"/>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998"/>
        </table:table-row>
        <table:table-row table:style-name="ro1">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table:number-columns-repeated="20"/>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998"/>
        </table:table-row>
        <table:table-row table:style-name="ro1">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table:number-columns-repeated="20"/>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998"/>
        </table:table-row>
        <table:table-row table:style-name="ro1">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table:number-columns-repeated="20"/>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998"/>
        </table:table-row>
        <table:table-row table:style-name="ro1">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0"/>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998"/>
        </table:table-row>
        <table:table-row table:style-name="ro1">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table:number-columns-repeated="20"/>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998"/>
        </table:table-row>
        <table:table-row table:style-name="ro1">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table:number-columns-repeated="20"/>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0"/>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table:number-columns-repeated="20"/>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table:number-columns-repeated="20"/>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table:number-columns-repeated="20"/>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table:number-columns-repeated="20"/>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table:number-columns-repeated="20"/>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table:number-columns-repeated="20"/>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0"/>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table:number-columns-repeated="20"/>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998"/>
        </table:table-row>
        <table:table-row table:style-name="ro1">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20"/>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998"/>
        </table:table-row>
        <table:table-row table:style-name="ro1">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20"/>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20"/>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998"/>
        </table:table-row>
        <table:table-row table:style-name="ro1">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20"/>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20"/>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998"/>
        </table:table-row>
        <table:table-row table:style-name="ro1">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20"/>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998"/>
        </table:table-row>
        <table:table-row table:style-name="ro1">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20"/>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998"/>
        </table:table-row>
        <table:table-row table:style-name="ro1">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20"/>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998"/>
        </table:table-row>
        <table:table-row table:style-name="ro1">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20"/>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998"/>
        </table:table-row>
        <table:table-row table:style-name="ro1">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table:number-columns-repeated="20"/>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998"/>
        </table:table-row>
        <table:table-row table:style-name="ro1">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table:number-columns-repeated="20"/>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table:number-columns-repeated="20"/>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998"/>
        </table:table-row>
        <table:table-row table:style-name="ro1">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table:number-columns-repeated="20"/>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998"/>
        </table:table-row>
        <table:table-row table:style-name="ro1">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table:number-columns-repeated="20"/>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998"/>
        </table:table-row>
        <table:table-row table:style-name="ro1">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998"/>
        </table:table-row>
        <table:table-row table:style-name="ro1">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998"/>
        </table:table-row>
        <table:table-row table:style-name="ro1">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998"/>
        </table:table-row>
        <table:table-row table:style-name="ro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998"/>
        </table:table-row>
        <table:table-row table:style-name="ro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998"/>
        </table:table-row>
        <table:table-row table:style-name="ro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998"/>
        </table:table-row>
        <table:table-row table:style-name="ro1">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998"/>
        </table:table-row>
        <table:table-row table:style-name="ro1">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998"/>
        </table:table-row>
        <table:table-row table:style-name="ro1">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998"/>
        </table:table-row>
        <table:table-row table:style-name="ro1">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998"/>
        </table:table-row>
        <table:table-row table:style-name="ro1">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998"/>
        </table:table-row>
        <table:table-row table:style-name="ro1">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998"/>
        </table:table-row>
        <table:table-row table:style-name="ro1">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998"/>
        </table:table-row>
        <table:table-row table:style-name="ro1">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998"/>
        </table:table-row>
        <table:table-row table:style-name="ro1">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998"/>
        </table:table-row>
        <table:table-row table:style-name="ro1">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998"/>
        </table:table-row>
        <table:table-row table:style-name="ro1">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998"/>
        </table:table-row>
        <table:table-row table:style-name="ro1">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998"/>
        </table:table-row>
        <table:table-row table:style-name="ro1">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998"/>
        </table:table-row>
        <table:table-row table:style-name="ro1">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998"/>
        </table:table-row>
        <table:table-row table:style-name="ro1">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1">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1">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1">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1">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1">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1">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1">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1">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1">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1">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1">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1">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1">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1">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1">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
          <table:table-cell office:value-type="string" calcext:value-type="string">
            <text:p>ARC218</text:p>
          </table:table-cell>
          <table:table-cell office:value-type="string" calcext:value-type="string">
            <text:p>ARC</text:p>
          </table:table-cell>
          <table:table-cell office:value-type="string" calcext:value-type="string">
            <text:p>Cracked Bauble</text:p>
          </table:table-cell>
          <table:table-cell table:number-columns-repeated="20"/>
          <table:table-cell office:value-type="string" calcext:value-type="string">
            <text:p>https://storage.googleapis.com/fabmaster/media/images/ARC218.width-450.png – ARC218 – F, https://storage.googleapis.com/fabmaster/media/images/U-ARC218.width-450.png - ARC218 – U</text:p>
          </table:table-cell>
          <table:table-cell/>
          <table:table-cell table:style-name="ce11"/>
          <table:table-cell table:number-columns-repeated="998"/>
        </table:table-row>
        <table:table-row table:style-name="ro14" table:number-rows-repeated="1048129">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22:06:54.1984491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1T22:34:22.803324091</dc:date>
    <meta:editing-duration>PT5H52M24S</meta:editing-duration>
    <meta:editing-cycles>242</meta:editing-cycles>
    <meta:generator>LibreOffice/7.2.5.2$MacOSX_X86_64 LibreOffice_project/499f9727c189e6ef3471021d6132d4c694f357e5</meta:generator>
    <meta:document-statistic meta:table-count="1" meta:cell-count="4827" meta:object-count="0"/>
    <meta:user-defined meta:name=""/>
  </office:meta>
</office:document-meta>
</file>